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peedu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A2]/[.B2]" office:value-type="float" office:value="2.7156862745098" calcext:value-type="float">
            <text:p>2.7156862745</text:p>
          </table:table-cell>
          <table:table-cell table:formula="of:=[.A2]/[.C2]" office:value-type="float" office:value="4.61666666666667" calcext:value-type="float">
            <text:p>4.6166666667</text:p>
          </table:table-cell>
          <table:table-cell table:formula="of:=MIN([.F2]-[.E2];20)*1.25" office:value-type="float" office:value="2.37622549019608" calcext:value-type="float">
            <text:p>2.3762254902</text:p>
          </table:table-cell>
        </table:table-row>
        <table:table-row table:style-name="ro1">
          <table:table-cell office:value-type="float" office:value="0.2248" calcext:value-type="float">
            <text:p>0.2248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447" calcext:value-type="float">
            <text:p>0.0447</text:p>
          </table:table-cell>
          <table:table-cell/>
          <table:table-cell table:formula="of:=[.A3]/[.B3]" office:value-type="float" office:value="3.03373819163293" calcext:value-type="float">
            <text:p>3.0337381916</text:p>
          </table:table-cell>
          <table:table-cell table:formula="of:=[.A3]/[.C3]" office:value-type="float" office:value="5.02908277404922" calcext:value-type="float">
            <text:p>5.029082774</text:p>
          </table:table-cell>
          <table:table-cell table:formula="of:=MIN([.F3]-[.E3];20)*1.25" office:value-type="float" office:value="2.49418072802036" calcext:value-type="float">
            <text:p>2.494180728</text:p>
          </table:table-cell>
        </table:table-row>
        <table:table-row table:style-name="ro1">
          <table:table-cell office:value-type="float" office:value="0.8066" calcext:value-type="float">
            <text:p>0.8066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0557" calcext:value-type="float">
            <text:p>0.0557</text:p>
          </table:table-cell>
          <table:table-cell/>
          <table:table-cell table:formula="of:=[.A4]/[.B4]" office:value-type="float" office:value="3.17809298660362" calcext:value-type="float">
            <text:p>3.1780929866</text:p>
          </table:table-cell>
          <table:table-cell table:formula="of:=[.A4]/[.C4]" office:value-type="float" office:value="14.4811490125673" calcext:value-type="float">
            <text:p>14.4811490126</text:p>
          </table:table-cell>
          <table:table-cell table:formula="of:=MIN([.F4]-[.E4];20)*1.25" office:value-type="float" office:value="14.1288200324546" calcext:value-type="float">
            <text:p>14.1288200325</text:p>
          </table:table-cell>
        </table:table-row>
        <table:table-row table:style-name="ro1">
          <table:table-cell office:value-type="float" office:value="2.5513" calcext:value-type="float">
            <text:p>2.5513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0851" calcext:value-type="float">
            <text:p>0.0851</text:p>
          </table:table-cell>
          <table:table-cell/>
          <table:table-cell table:formula="of:=[.A5]/[.B5]" office:value-type="float" office:value="3.58630868709587" calcext:value-type="float">
            <text:p>3.5863086871</text:p>
          </table:table-cell>
          <table:table-cell table:formula="of:=[.A5]/[.C5]" office:value-type="float" office:value="29.9800235017626" calcext:value-type="float">
            <text:p>29.9800235018</text:p>
          </table:table-cell>
          <table:table-cell table:formula="of:=MIN([.F5]-[.E5];20)*1.2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.023" calcext:value-type="float">
            <text:p>8.023</text:p>
          </table:table-cell>
          <table:table-cell office:value-type="float" office:value="1.9165" calcext:value-type="float">
            <text:p>1.9165</text:p>
          </table:table-cell>
          <table:table-cell office:value-type="float" office:value="0.1251" calcext:value-type="float">
            <text:p>0.1251</text:p>
          </table:table-cell>
          <table:table-cell/>
          <table:table-cell table:formula="of:=[.A6]/[.B6]" office:value-type="float" office:value="4.18627706757109" calcext:value-type="float">
            <text:p>4.1862770676</text:p>
          </table:table-cell>
          <table:table-cell table:formula="of:=[.A6]/[.C6]" office:value-type="float" office:value="64.1326938449241" calcext:value-type="float">
            <text:p>64.1326938449</text:p>
          </table:table-cell>
          <table:table-cell table:formula="of:=MIN([.F6]-[.E6];20)*1.2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.6952" calcext:value-type="float">
            <text:p>16.6952</text:p>
          </table:table-cell>
          <table:table-cell office:value-type="float" office:value="3.9399" calcext:value-type="float">
            <text:p>3.9399</text:p>
          </table:table-cell>
          <table:table-cell office:value-type="float" office:value="0.1903" calcext:value-type="float">
            <text:p>0.1903</text:p>
          </table:table-cell>
          <table:table-cell/>
          <table:table-cell table:formula="of:=[.A7]/[.B7]" office:value-type="float" office:value="4.23746795603949" calcext:value-type="float">
            <text:p>4.237467956</text:p>
          </table:table-cell>
          <table:table-cell table:formula="of:=[.A7]/[.C7]" office:value-type="float" office:value="87.7309511297951" calcext:value-type="float">
            <text:p>87.7309511298</text:p>
          </table:table-cell>
          <table:table-cell table:formula="of:=MIN([.F7]-[.E7];20)*1.2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.7609" calcext:value-type="float">
            <text:p>26.7609</text:p>
          </table:table-cell>
          <table:table-cell office:value-type="float" office:value="7.1859" calcext:value-type="float">
            <text:p>7.1859</text:p>
          </table:table-cell>
          <table:table-cell office:value-type="float" office:value="0.2837" calcext:value-type="float">
            <text:p>0.2837</text:p>
          </table:table-cell>
          <table:table-cell/>
          <table:table-cell table:formula="of:=[.A8]/[.B8]" office:value-type="float" office:value="3.72408466580387" calcext:value-type="float">
            <text:p>3.7240846658</text:p>
          </table:table-cell>
          <table:table-cell table:formula="of:=[.A8]/[.C8]" office:value-type="float" office:value="94.328163553049" calcext:value-type="float">
            <text:p>94.328163553</text:p>
          </table:table-cell>
          <table:table-cell table:formula="of:=MIN([.F8]-[.E8];20)*1.2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.9162" calcext:value-type="float">
            <text:p>40.9162</text:p>
          </table:table-cell>
          <table:table-cell office:value-type="float" office:value="11.4013" calcext:value-type="float">
            <text:p>11.4013</text:p>
          </table:table-cell>
          <table:table-cell office:value-type="float" office:value="0.4107" calcext:value-type="float">
            <text:p>0.4107</text:p>
          </table:table-cell>
          <table:table-cell/>
          <table:table-cell table:formula="of:=[.A9]/[.B9]" office:value-type="float" office:value="3.58873110961031" calcext:value-type="float">
            <text:p>3.5887311096</text:p>
          </table:table-cell>
          <table:table-cell table:formula="of:=[.A9]/[.C9]" office:value-type="float" office:value="99.6255174093012" calcext:value-type="float">
            <text:p>99.6255174093</text:p>
          </table:table-cell>
          <table:table-cell table:formula="of:=MIN([.F9]-[.E9];20)*1.2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.9642" calcext:value-type="float">
            <text:p>58.9642</text:p>
          </table:table-cell>
          <table:table-cell office:value-type="float" office:value="16.7933" calcext:value-type="float">
            <text:p>16.7933</text:p>
          </table:table-cell>
          <table:table-cell office:value-type="float" office:value="0.5637" calcext:value-type="float">
            <text:p>0.5637</text:p>
          </table:table-cell>
          <table:table-cell/>
          <table:table-cell table:formula="of:=[.A10]/[.B10]" office:value-type="float" office:value="3.51117409919432" calcext:value-type="float">
            <text:p>3.5111740992</text:p>
          </table:table-cell>
          <table:table-cell table:formula="of:=[.A10]/[.C10]" office:value-type="float" office:value="104.602093312045" calcext:value-type="float">
            <text:p>104.602093312</text:p>
          </table:table-cell>
          <table:table-cell table:formula="of:=MIN([.F10]-[.E10];20)*1.2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.2798" calcext:value-type="float">
            <text:p>82.2798</text:p>
          </table:table-cell>
          <table:table-cell office:value-type="float" office:value="24.4191" calcext:value-type="float">
            <text:p>24.4191</text:p>
          </table:table-cell>
          <table:table-cell office:value-type="float" office:value="0.7871" calcext:value-type="float">
            <text:p>0.7871</text:p>
          </table:table-cell>
          <table:table-cell/>
          <table:table-cell table:formula="of:=[.A11]/[.B11]" office:value-type="float" office:value="3.36948536186837" calcext:value-type="float">
            <text:p>3.3694853619</text:p>
          </table:table-cell>
          <table:table-cell table:formula="of:=[.A11]/[.C11]" office:value-type="float" office:value="104.535383051709" calcext:value-type="float">
            <text:p>104.5353830517</text:p>
          </table:table-cell>
          <table:table-cell table:formula="of:=MIN([.F11]-[.E11];20)*1.25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08:20:29.178334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08:21:10.037925734</dc:date>
    <meta:editing-duration>PT1H49M29S</meta:editing-duration>
    <meta:editing-cycles>11</meta:editing-cycles>
    <meta:generator>LibreOffice/5.1.6.2$Linux_X86_64 LibreOffice_project/10m0$Build-2</meta:generator>
    <meta:document-statistic meta:table-count="1" meta:cell-count="66" meta:object-count="0"/>
  </office:meta>
</office:document-meta>
</file>